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724cm" fo:min-width="2.47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1.239cm" fo:min-width="1.038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80pt" style:font-size-asian="80pt" style:font-size-complex="80pt"/>
    </style:style>
    <style:style style:name="P2" style:family="paragraph">
      <loext:graphic-properties draw:fill-color="#ffffff"/>
      <style:paragraph-properties fo:text-align="center"/>
      <style:text-properties fo:font-size="80pt" style:font-size-asian="80pt" style:font-size-complex="80pt"/>
    </style:style>
    <style:style style:name="P3" style:family="paragraph">
      <loext:graphic-properties draw:fill-color="#000000"/>
      <style:paragraph-properties fo:text-align="center"/>
      <style:text-properties fo:font-size="80pt" style:font-size-asian="80pt" style:font-size-complex="8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4.318cm" svg:x="9.122cm" svg:y="1.1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286cm" svg:height="2.219cm" svg:x="5.974cm" svg:y="9.09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4.958cm" svg:y="14.288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13.294cm" svg:y="14.38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286cm" svg:height="2.219cm" svg:x="14.356cm" svg:y="9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308cm" svg:y1="5.504cm" svg:x2="11.308cm" svg:y2="7.758cm">
          <text:p/>
        </draw:line>
        <draw:line draw:style-name="gr3" draw:text-style-name="P4" draw:layer="layout" svg:x1="11.308cm" svg:y1="7.758cm" svg:x2="8.768cm" svg:y2="9.028cm">
          <text:p/>
        </draw:line>
        <draw:line draw:style-name="gr3" draw:text-style-name="P4" draw:layer="layout" svg:x1="13.848cm" svg:y1="9.282cm" svg:x2="11.308cm" svg:y2="7.758cm">
          <text:p/>
        </draw:line>
        <draw:g>
          <draw:line draw:style-name="gr3" draw:text-style-name="P4" draw:layer="layout" svg:x1="8.836cm" svg:y1="8.986cm" svg:x2="8.035cm" svg:y2="9.043cm">
            <text:p/>
          </draw:line>
          <draw:line draw:style-name="gr3" draw:text-style-name="P4" draw:layer="layout" svg:x1="8.401cm" svg:y1="9.662cm" svg:x2="8.035cm" svg:y2="9.044cm">
            <text:p/>
          </draw:line>
          <draw:line draw:style-name="gr3" draw:text-style-name="P4" draw:layer="layout" svg:x1="8.837cm" svg:y1="8.986cm" svg:x2="8.402cm" svg:y2="9.661cm">
            <text:p/>
          </draw:line>
        </draw:g>
        <draw:g>
          <draw:line draw:style-name="gr3" draw:text-style-name="P4" draw:layer="layout" svg:x1="13.848cm" svg:y1="9.282cm" svg:x2="14.215cm" svg:y2="9.996cm">
            <text:p/>
          </draw:line>
          <draw:line draw:style-name="gr3" draw:text-style-name="P4" draw:layer="layout" svg:x1="14.64cm" svg:y1="9.417cm" svg:x2="14.215cm" svg:y2="9.996cm">
            <text:p/>
          </draw:line>
          <draw:line draw:style-name="gr3" draw:text-style-name="P4" draw:layer="layout" svg:x1="13.848cm" svg:y1="9.282cm" svg:x2="14.64cm" svg:y2="9.417cm">
            <text:p/>
          </draw:line>
        </draw:g>
        <draw:g>
          <draw:line draw:style-name="gr3" draw:text-style-name="P4" draw:layer="layout" svg:x1="7.09cm" svg:y1="11.314cm" svg:x2="7.09cm" svg:y2="14.108cm">
            <text:p/>
          </draw:line>
          <draw:line draw:style-name="gr3" draw:text-style-name="P4" draw:layer="layout" svg:x1="6.582cm" svg:y1="14.108cm" svg:x2="7.598cm" svg:y2="14.108cm">
            <text:p/>
          </draw:line>
        </draw:g>
        <draw:g>
          <draw:line draw:style-name="gr3" draw:text-style-name="P4" draw:layer="layout" svg:x1="15.472cm" svg:y1="11.468cm" svg:x2="15.472cm" svg:y2="14.262cm">
            <text:p/>
          </draw:line>
          <draw:line draw:style-name="gr3" draw:text-style-name="P4" draw:layer="layout" svg:x1="14.964cm" svg:y1="14.262cm" svg:x2="15.98cm" svg:y2="14.262cm">
            <text:p/>
          </draw:line>
        </draw:g>
        <draw:g>
          <draw:path draw:style-name="gr3" draw:text-style-name="P4" draw:layer="layout" svg:width="6.957cm" svg:height="1.523cm" draw:transform="rotate (-3.14159265358979) translate (15.472cm 12.176cm)" svg:viewBox="0 0 6958 1524" svg:d="M0 0c4672 0 6958 1524 6958 1524">
            <text:p/>
          </draw:path>
          <draw:line draw:style-name="gr3" draw:text-style-name="P4" draw:layer="layout" svg:x1="8.768cm" svg:y1="10.144cm" svg:x2="8.26cm" svg:y2="11.16cm">
            <text:p/>
          </draw:line>
        </draw:g>
        <draw:g>
          <draw:path draw:style-name="gr3" draw:text-style-name="P4" draw:layer="layout" svg:width="6.957cm" svg:height="1.523cm" draw:transform="rotate (-3.14159265358979) translate (14.102cm 12.33cm)" svg:viewBox="0 0 6958 1524" svg:d="M6958 0c-4672 0-6958 1524-6958 1524">
            <text:p/>
          </draw:path>
          <draw:line draw:style-name="gr3" draw:text-style-name="P4" draw:layer="layout" svg:x1="13.848cm" svg:y1="10.298cm" svg:x2="14.356cm" svg:y2="11.314cm">
            <text:p/>
          </draw:line>
        </draw:g>
        <draw:line draw:style-name="gr4" draw:text-style-name="P4" draw:layer="layout" svg:x1="7.044cm" svg:y1="18.606cm" svg:x2="7.044cm" svg:y2="19.696cm">
          <text:p/>
        </draw:line>
        <draw:line draw:style-name="gr4" draw:text-style-name="P4" draw:layer="layout" svg:x1="15.444cm" svg:y1="18.686cm" svg:x2="15.444cm" svg:y2="19.776cm">
          <text:p/>
        </draw:line>
        <draw:g>
          <draw:line draw:style-name="gr3" draw:text-style-name="P4" draw:layer="layout" svg:x1="18.674cm" svg:y1="6.234cm" svg:x2="25.024cm" svg:y2="6.234cm">
            <text:p/>
          </draw:line>
          <draw:line draw:style-name="gr5" draw:text-style-name="P4" draw:layer="layout" svg:x1="19.074cm" svg:y1="5.472cm" svg:x2="19.074cm" svg:y2="6.234cm">
            <text:p/>
          </draw:line>
          <draw:line draw:style-name="gr5" draw:text-style-name="P4" draw:layer="layout" svg:x1="19.074cm" svg:y1="5.472cm" svg:x2="19.074cm" svg:y2="6.234cm">
            <text:p/>
          </draw:line>
          <draw:line draw:style-name="gr5" draw:text-style-name="P4" draw:layer="layout" svg:x1="19.374cm" svg:y1="5.472cm" svg:x2="19.374cm" svg:y2="6.234cm">
            <text:p/>
          </draw:line>
          <draw:line draw:style-name="gr5" draw:text-style-name="P4" draw:layer="layout" svg:x1="19.674cm" svg:y1="5.472cm" svg:x2="19.674cm" svg:y2="6.234cm">
            <text:p/>
          </draw:line>
          <draw:line draw:style-name="gr5" draw:text-style-name="P4" draw:layer="layout" svg:x1="19.974cm" svg:y1="5.472cm" svg:x2="19.974cm" svg:y2="6.234cm">
            <text:p/>
          </draw:line>
          <draw:line draw:style-name="gr5" draw:text-style-name="P4" draw:layer="layout" svg:x1="20.274cm" svg:y1="5.472cm" svg:x2="20.274cm" svg:y2="6.234cm">
            <text:p/>
          </draw:line>
          <draw:line draw:style-name="gr5" draw:text-style-name="P4" draw:layer="layout" svg:x1="20.574cm" svg:y1="5.472cm" svg:x2="20.574cm" svg:y2="6.234cm">
            <text:p/>
          </draw:line>
          <draw:line draw:style-name="gr5" draw:text-style-name="P4" draw:layer="layout" svg:x1="20.874cm" svg:y1="5.472cm" svg:x2="20.874cm" svg:y2="6.234cm">
            <text:p/>
          </draw:line>
          <draw:line draw:style-name="gr5" draw:text-style-name="P4" draw:layer="layout" svg:x1="21.174cm" svg:y1="5.472cm" svg:x2="21.174cm" svg:y2="6.234cm">
            <text:p/>
          </draw:line>
          <draw:line draw:style-name="gr5" draw:text-style-name="P4" draw:layer="layout" svg:x1="21.474cm" svg:y1="5.472cm" svg:x2="21.474cm" svg:y2="6.234cm">
            <text:p/>
          </draw:line>
          <draw:line draw:style-name="gr5" draw:text-style-name="P4" draw:layer="layout" svg:x1="21.774cm" svg:y1="5.472cm" svg:x2="21.774cm" svg:y2="6.234cm">
            <text:p/>
          </draw:line>
          <draw:line draw:style-name="gr5" draw:text-style-name="P4" draw:layer="layout" svg:x1="22.074cm" svg:y1="5.472cm" svg:x2="22.074cm" svg:y2="6.234cm">
            <text:p/>
          </draw:line>
          <draw:line draw:style-name="gr5" draw:text-style-name="P4" draw:layer="layout" svg:x1="22.374cm" svg:y1="5.472cm" svg:x2="22.374cm" svg:y2="6.234cm">
            <text:p/>
          </draw:line>
          <draw:line draw:style-name="gr5" draw:text-style-name="P4" draw:layer="layout" svg:x1="22.674cm" svg:y1="5.472cm" svg:x2="22.674cm" svg:y2="6.234cm">
            <text:p/>
          </draw:line>
          <draw:line draw:style-name="gr5" draw:text-style-name="P4" draw:layer="layout" svg:x1="22.974cm" svg:y1="5.472cm" svg:x2="22.974cm" svg:y2="6.234cm">
            <text:p/>
          </draw:line>
          <draw:line draw:style-name="gr5" draw:text-style-name="P4" draw:layer="layout" svg:x1="23.274cm" svg:y1="5.472cm" svg:x2="23.274cm" svg:y2="6.234cm">
            <text:p/>
          </draw:line>
          <draw:line draw:style-name="gr5" draw:text-style-name="P4" draw:layer="layout" svg:x1="23.574cm" svg:y1="5.472cm" svg:x2="23.574cm" svg:y2="6.234cm">
            <text:p/>
          </draw:line>
          <draw:line draw:style-name="gr5" draw:text-style-name="P4" draw:layer="layout" svg:x1="23.874cm" svg:y1="5.472cm" svg:x2="23.874cm" svg:y2="6.234cm">
            <text:p/>
          </draw:line>
          <draw:line draw:style-name="gr5" draw:text-style-name="P4" draw:layer="layout" svg:x1="24.174cm" svg:y1="5.472cm" svg:x2="24.174cm" svg:y2="6.234cm">
            <text:p/>
          </draw:line>
          <draw:line draw:style-name="gr5" draw:text-style-name="P4" draw:layer="layout" svg:x1="24.474cm" svg:y1="5.472cm" svg:x2="24.474cm" svg:y2="6.234cm">
            <text:p/>
          </draw:line>
          <draw:line draw:style-name="gr5" draw:text-style-name="P4" draw:layer="layout" svg:x1="24.774cm" svg:y1="5.472cm" svg:x2="24.774cm" svg:y2="6.234cm">
            <text:p/>
          </draw:line>
          <draw:frame draw:style-name="gr6" draw:text-style-name="P6" draw:layer="layout" svg:width="1.27cm" svg:height="1.517cm" svg:x="17.35cm" svg:y="5.064cm">
            <draw:text-box>
              <text:p text:style-name="P5"><text:span text:style-name="T2">D</text:span></text:p>
            </draw:text-box>
          </draw:frame>
        </draw:g>
        <draw:g>
          <draw:line draw:style-name="gr3" draw:text-style-name="P4" draw:layer="layout" svg:x1="18.695cm" svg:y1="8.235cm" svg:x2="25.045cm" svg:y2="8.235cm">
            <text:p/>
          </draw:line>
          <draw:line draw:style-name="gr5" draw:text-style-name="P4" draw:layer="layout" svg:x1="19.095cm" svg:y1="7.473cm" svg:x2="19.095cm" svg:y2="8.235cm">
            <text:p/>
          </draw:line>
          <draw:line draw:style-name="gr5" draw:text-style-name="P4" draw:layer="layout" svg:x1="19.095cm" svg:y1="7.473cm" svg:x2="19.095cm" svg:y2="8.235cm">
            <text:p/>
          </draw:line>
          <draw:line draw:style-name="gr5" draw:text-style-name="P4" draw:layer="layout" svg:x1="19.395cm" svg:y1="7.473cm" svg:x2="19.395cm" svg:y2="8.235cm">
            <text:p/>
          </draw:line>
          <draw:line draw:style-name="gr5" draw:text-style-name="P4" draw:layer="layout" svg:x1="19.695cm" svg:y1="7.473cm" svg:x2="19.695cm" svg:y2="8.235cm">
            <text:p/>
          </draw:line>
          <draw:line draw:style-name="gr5" draw:text-style-name="P4" draw:layer="layout" svg:x1="19.995cm" svg:y1="7.473cm" svg:x2="19.995cm" svg:y2="8.235cm">
            <text:p/>
          </draw:line>
          <draw:line draw:style-name="gr5" draw:text-style-name="P4" draw:layer="layout" svg:x1="20.295cm" svg:y1="7.473cm" svg:x2="20.295cm" svg:y2="8.235cm">
            <text:p/>
          </draw:line>
          <draw:line draw:style-name="gr5" draw:text-style-name="P4" draw:layer="layout" svg:x1="20.595cm" svg:y1="7.473cm" svg:x2="20.595cm" svg:y2="8.235cm">
            <text:p/>
          </draw:line>
          <draw:line draw:style-name="gr5" draw:text-style-name="P4" draw:layer="layout" svg:x1="20.895cm" svg:y1="7.473cm" svg:x2="20.895cm" svg:y2="8.235cm">
            <text:p/>
          </draw:line>
          <draw:line draw:style-name="gr5" draw:text-style-name="P4" draw:layer="layout" svg:x1="21.195cm" svg:y1="7.473cm" svg:x2="21.195cm" svg:y2="8.235cm">
            <text:p/>
          </draw:line>
          <draw:line draw:style-name="gr5" draw:text-style-name="P4" draw:layer="layout" svg:x1="21.495cm" svg:y1="7.473cm" svg:x2="21.495cm" svg:y2="8.235cm">
            <text:p/>
          </draw:line>
          <draw:frame draw:style-name="gr6" draw:text-style-name="P6" draw:layer="layout" svg:width="1.27cm" svg:height="1.517cm" svg:x="17.371cm" svg:y="7.065cm">
            <draw:text-box>
              <text:p text:style-name="P5"><text:span text:style-name="T2">E</text:span></text:p>
            </draw:text-box>
          </draw:frame>
        </draw:g>
        <draw:g>
          <draw:line draw:style-name="gr3" draw:text-style-name="P4" draw:layer="layout" svg:x1="18.716cm" svg:y1="10.236cm" svg:x2="25.066cm" svg:y2="10.236cm">
            <text:p/>
          </draw:line>
          <draw:line draw:style-name="gr5" draw:text-style-name="P4" draw:layer="layout" svg:x1="22.116cm" svg:y1="9.474cm" svg:x2="22.116cm" svg:y2="10.236cm">
            <text:p/>
          </draw:line>
          <draw:line draw:style-name="gr5" draw:text-style-name="P4" draw:layer="layout" svg:x1="22.416cm" svg:y1="9.474cm" svg:x2="22.416cm" svg:y2="10.236cm">
            <text:p/>
          </draw:line>
          <draw:line draw:style-name="gr5" draw:text-style-name="P4" draw:layer="layout" svg:x1="22.716cm" svg:y1="9.474cm" svg:x2="22.716cm" svg:y2="10.236cm">
            <text:p/>
          </draw:line>
          <draw:line draw:style-name="gr5" draw:text-style-name="P4" draw:layer="layout" svg:x1="23.016cm" svg:y1="9.474cm" svg:x2="23.016cm" svg:y2="10.236cm">
            <text:p/>
          </draw:line>
          <draw:line draw:style-name="gr5" draw:text-style-name="P4" draw:layer="layout" svg:x1="23.316cm" svg:y1="9.474cm" svg:x2="23.316cm" svg:y2="10.236cm">
            <text:p/>
          </draw:line>
          <draw:line draw:style-name="gr5" draw:text-style-name="P4" draw:layer="layout" svg:x1="23.616cm" svg:y1="9.474cm" svg:x2="23.616cm" svg:y2="10.236cm">
            <text:p/>
          </draw:line>
          <draw:line draw:style-name="gr5" draw:text-style-name="P4" draw:layer="layout" svg:x1="23.916cm" svg:y1="9.474cm" svg:x2="23.916cm" svg:y2="10.236cm">
            <text:p/>
          </draw:line>
          <draw:line draw:style-name="gr5" draw:text-style-name="P4" draw:layer="layout" svg:x1="24.216cm" svg:y1="9.474cm" svg:x2="24.216cm" svg:y2="10.236cm">
            <text:p/>
          </draw:line>
          <draw:line draw:style-name="gr5" draw:text-style-name="P4" draw:layer="layout" svg:x1="24.516cm" svg:y1="9.474cm" svg:x2="24.516cm" svg:y2="10.236cm">
            <text:p/>
          </draw:line>
          <draw:line draw:style-name="gr5" draw:text-style-name="P4" draw:layer="layout" svg:x1="24.816cm" svg:y1="9.474cm" svg:x2="24.816cm" svg:y2="10.236cm">
            <text:p/>
          </draw:line>
          <draw:frame draw:style-name="gr6" draw:text-style-name="P6" draw:layer="layout" svg:width="1.27cm" svg:height="1.517cm" svg:x="17.392cm" svg:y="9.066cm">
            <draw:text-box>
              <text:p text:style-name="P5"><text:span text:style-name="T2">F</text:span></text:p>
            </draw:text-box>
          </draw:frame>
        </draw:g>
        <draw:path draw:style-name="gr7" draw:text-style-name="P4" draw:layer="layout" svg:width="2.29cm" svg:height="1.996cm" draw:transform="rotate (0.727278699306037) translate (18.8367802138168cm 8.1837645829443cm)" svg:viewBox="0 0 2291 1997" svg:d="M0 12c282-34 564 8 839 61 236 46 503 65 690 228 170 148 350 265 498 443 174 210 259 477 264 741l-65 239-65 241 2 32">
          <text:p/>
        </draw:path>
        <draw:path draw:style-name="gr8" draw:text-style-name="P4" draw:layer="layout" svg:width="2.301cm" svg:height="2.34cm" draw:transform="rotate (0.843517627488859) translate (21.987728274363cm 10.2252977546662cm)" svg:viewBox="0 0 2302 2341" svg:d="M0 19c288-65 566 46 809 173 224 118 466 169 693 276 216 103 361 294 541 441 197 162 248 427 258 692 11 297-172 466-276 693l-19 47">
          <text:p/>
        </draw:path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1T17:57:33.488269956</meta:creation-date>
    <dc:date>2016-12-21T18:33:47.072651312</dc:date>
    <meta:editing-duration>PT6M25S</meta:editing-duration>
    <meta:editing-cycles>1</meta:editing-cycles>
    <meta:document-statistic meta:object-count="105"/>
    <meta:generator>LibreOffice/5.1.4.2$Linux_X86_64 LibreOffice_project/10m0$Build-2</meta:generator>
  </office:meta>
</office:document-meta>
</file>